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b3b3b3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9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ffff99" draw:textarea-horizontal-align="center" draw:textarea-vertical-align="middle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draw:fill-color="#00ae00" draw:textarea-horizontal-align="center" draw:textarea-vertical-align="middle"/>
    </style:style>
    <style:style style:name="gr12" style:family="graphic" style:parent-style-name="standard">
      <style:graphic-properties draw:fill-color="#3deb3d" draw:textarea-horizontal-align="center" draw:textarea-vertical-align="middle"/>
    </style:style>
    <style:style style:name="co1" style:family="table-column">
      <style:table-column-properties style:column-width="3.484cm" style:use-optimal-column-width="false"/>
    </style:style>
    <style:style style:name="co2" style:family="table-column">
      <style:table-column-properties style:column-width="3.499cm" style:use-optimal-column-width="false"/>
    </style:style>
    <style:style style:name="co3" style:family="table-column">
      <style:table-column-properties style:column-width="4.23cm" style:use-optimal-column-width="false"/>
    </style:style>
    <style:style style:name="co4" style:family="table-column">
      <style:table-column-properties style:column-width="9.694cm" style:use-optimal-column-width="false"/>
    </style:style>
    <style:style style:name="co5" style:family="table-column">
      <style:table-column-properties style:column-width="3.475cm" style:use-optimal-column-width="false"/>
    </style:style>
    <style:style style:name="co6" style:family="table-column">
      <style:table-column-properties style:column-width="3.061cm" style:use-optimal-column-width="false"/>
    </style:style>
    <style:style style:name="co7" style:family="table-column">
      <style:table-column-properties style:column-width="3.103cm" style:use-optimal-column-width="false"/>
    </style:style>
    <style:style style:name="co8" style:family="table-column">
      <style:table-column-properties style:column-width="7.039cm" style:use-optimal-column-width="false"/>
    </style:style>
    <style:style style:name="co9" style:family="table-column">
      <style:table-column-properties style:column-width="3.2cm" style:use-optimal-column-width="false"/>
    </style:style>
    <style:style style:name="co10" style:family="table-column">
      <style:table-column-properties style:column-width="5.797cm" style:use-optimal-column-width="false"/>
    </style:style>
    <style:style style:name="co11" style:family="table-column">
      <style:table-column-properties style:column-width="3.517cm" style:use-optimal-column-width="false"/>
    </style:style>
    <style:style style:name="co12" style:family="table-column">
      <style:table-column-properties style:column-width="3.518cm" style:use-optimal-column-width="false"/>
    </style:style>
    <style:style style:name="co13" style:family="table-column">
      <style:table-column-properties style:column-width="3.512cm" style:use-optimal-column-width="false"/>
    </style:style>
    <style:style style:name="co14" style:family="table-column">
      <style:table-column-properties style:column-width="4.125cm" style:use-optimal-column-width="false"/>
    </style:style>
    <style:style style:name="co15" style:family="table-column">
      <style:table-column-properties style:column-width="4.778cm" style:use-optimal-column-width="false"/>
    </style:style>
    <style:style style:name="co16" style:family="table-column">
      <style:table-column-properties style:column-width="4.691cm" style:use-optimal-column-width="false"/>
    </style:style>
    <style:style style:name="co17" style:family="table-column">
      <style:table-column-properties style:column-width="7.742cm" style:use-optimal-column-width="false"/>
    </style:style>
    <style:style style:name="co18" style:family="table-column">
      <style:table-column-properties style:column-width="2.569cm" style:use-optimal-column-width="false"/>
    </style:style>
    <style:style style:name="co19" style:family="table-column">
      <style:table-column-properties style:column-width="8.861cm" style:use-optimal-column-width="false"/>
    </style:style>
    <style:style style:name="co20" style:family="table-column">
      <style:table-column-properties style:column-width="2.246cm" style:use-optimal-column-width="false"/>
    </style:style>
    <style:style style:name="co21" style:family="table-column">
      <style:table-column-properties style:column-width="2.172cm" style:use-optimal-column-width="false"/>
    </style:style>
    <style:style style:name="co22" style:family="table-column">
      <style:table-column-properties style:column-width="1.928cm" style:use-optimal-column-width="false"/>
    </style:style>
    <style:style style:name="co23" style:family="table-column">
      <style:table-column-properties style:column-width="5.175cm" style:use-optimal-column-width="false"/>
    </style:style>
    <style:style style:name="co24" style:family="table-column">
      <style:table-column-properties style:column-width="4.529cm" style:use-optimal-column-width="false"/>
    </style:style>
    <style:style style:name="co25" style:family="table-column">
      <style:table-column-properties style:column-width="4.233cm" style:use-optimal-column-width="false"/>
    </style:style>
    <style:style style:name="co26" style:family="table-column">
      <style:table-column-properties style:column-width="3.273cm" style:use-optimal-column-width="false"/>
    </style:style>
    <style:style style:name="ro1" style:family="table-row">
      <style:table-row-properties style:row-height="1.395cm"/>
    </style:style>
    <style:style style:name="ro2" style:family="table-row">
      <style:table-row-properties style:row-height="0.949cm"/>
    </style:style>
    <style:style style:name="ro3" style:family="table-row">
      <style:table-row-properties style:row-height="0.973cm"/>
    </style:style>
    <style:style style:name="ro4" style:family="table-row">
      <style:table-row-properties style:row-height="1.121cm"/>
    </style:style>
    <style:style style:name="ro5" style:family="table-row">
      <style:table-row-properties style:row-height="1.12cm"/>
    </style:style>
    <style:style style:name="ro6" style:family="table-row">
      <style:table-row-properties style:row-height="1.594cm"/>
    </style:style>
    <style:style style:name="ro7" style:family="table-row">
      <style:table-row-properties style:row-height="1.372cm"/>
    </style:style>
    <style:style style:name="ro8" style:family="table-row">
      <style:table-row-properties style:row-height="1.14cm"/>
    </style:style>
    <style:style style:name="ro9" style:family="table-row">
      <style:table-row-properties style:row-height="1.21cm"/>
    </style:style>
    <style:style style:name="ro10" style:family="table-row">
      <style:table-row-properties style:row-height="1.212cm"/>
    </style:style>
    <style:style style:name="ro11" style:family="table-row">
      <style:table-row-properties style:row-height="1.08cm"/>
    </style:style>
    <style:style style:name="ro12" style:family="table-row">
      <style:table-row-properties style:row-height="1.082cm"/>
    </style:style>
    <style:style style:name="ro13" style:family="table-row">
      <style:table-row-properties style:row-height="0.954cm"/>
    </style:style>
    <style:style style:name="ro14" style:family="table-row">
      <style:table-row-properties style:row-height="1.463cm"/>
    </style:style>
    <style:style style:name="ro15" style:family="table-row">
      <style:table-row-properties style:row-height="1.259cm"/>
    </style:style>
    <style:style style:name="ro16" style:family="table-row">
      <style:table-row-properties style:row-height="1.049cm"/>
    </style:style>
    <style:style style:name="ce1" style:family="table-cell">
      <style:graphic-properties style:repeat="repeat"/>
      <style:text-properties fo:font-size="14pt" fo:font-weight="bold" style:font-size-asian="18pt" style:font-size-complex="18pt"/>
    </style:style>
    <style:style style:name="ce2" style:family="table-cell">
      <style:graphic-properties style:repeat="repeat"/>
      <style:text-properties fo:font-size="12pt" style:font-size-asian="18pt" style:font-size-complex="18pt"/>
    </style:style>
    <style:style style:name="ce3" style:family="table-cell">
      <style:graphic-properties style:repeat="repeat"/>
      <style:text-properties fo:font-size="12pt" style:font-size-asian="12pt" style:font-size-complex="12pt"/>
    </style:style>
    <style:style style:name="ce4" style:family="table-cell">
      <style:graphic-properties style:repeat="repeat"/>
    </style:style>
    <style:style style:name="ce5" style:family="table-cell">
      <style:graphic-properties style:repeat="repeat" fo:padding-top="0.1cm" fo:padding-bottom="0.1cm" fo:padding-left="0.1cm" fo:padding-right="0.1cm"/>
      <style:text-properties fo:font-size="14pt" fo:font-weight="bold" style:font-size-asian="18pt" style:font-size-complex="18pt"/>
    </style:style>
    <style:style style:name="ce6" style:family="table-cell">
      <style:graphic-properties style:repeat="repeat" fo:padding-top="0.1cm" fo:padding-bottom="0.1cm" fo:padding-left="0.1cm" fo:padding-right="0.1cm"/>
      <style:text-properties fo:font-size="12pt" style:font-size-asian="18pt" style:font-size-complex="18pt"/>
    </style:style>
    <style:style style:name="ce7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style:font-size-asian="18pt" style:font-size-complex="18pt"/>
    </style:style>
    <style:style style:name="ce8" style:family="table-cell">
      <style:graphic-properties style:repeat="repeat" fo:padding-top="0.1cm" fo:padding-bottom="0.1cm" fo:padding-left="0.1cm" fo:padding-right="0.1cm"/>
      <style:text-properties fo:font-size="12pt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color="#0047ff"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47ff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4pt" fo:font-weight="bold" style:font-size-asian="18pt" style:font-size-complex="18pt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47ff" fo:font-size="12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21cm" svg:y1="1cm" svg:x2="21cm" svg:y2="20cm">
          <text:p/>
        </draw:line>
        <draw:line draw:style-name="gr1" draw:text-style-name="P1" draw:layer="layout" svg:x1="20.5cm" svg:y1="1cm" svg:x2="20.5cm" svg:y2="20cm">
          <text:p/>
        </draw:line>
        <draw:line draw:style-name="gr1" draw:text-style-name="P1" draw:layer="layout" svg:x1="21cm" svg:y1="1.63cm" svg:x2="20.5cm" svg:y2="1.63cm">
          <text:p/>
        </draw:line>
        <draw:custom-shape draw:style-name="gr2" draw:text-style-name="P1" draw:layer="layout" svg:width="0.304cm" svg:height="0.327cm" svg:x="20.601cm" svg:y="19.58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20.5cm" svg:y="4.266cm">
          <text:p/>
        </draw:rect>
        <draw:line draw:style-name="gr1" draw:text-style-name="P1" draw:layer="layout" svg:x1="21cm" svg:y1="19.5cm" svg:x2="20.5cm" svg:y2="19.5cm">
          <text:p/>
        </draw:line>
        <draw:custom-shape draw:style-name="gr2" draw:text-style-name="P1" draw:layer="layout" svg:width="0.304cm" svg:height="0.327cm" svg:x="20.5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1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</draw:page>
      <draw:page draw:name="page2" draw:style-name="dp1" draw:master-page-name="Standard">
        <office:forms form:automatic-focus="false" form:apply-design-mode="false"/>
        <draw:line draw:style-name="gr1" draw:text-style-name="P1" draw:layer="layout" svg:x1="21cm" svg:y1="1cm" svg:x2="21cm" svg:y2="20cm">
          <text:p/>
        </draw:line>
        <draw:line draw:style-name="gr1" draw:text-style-name="P1" draw:layer="layout" svg:x1="20.5cm" svg:y1="1cm" svg:x2="20.5cm" svg:y2="20cm">
          <text:p/>
        </draw:line>
        <draw:line draw:style-name="gr1" draw:text-style-name="P1" draw:layer="layout" svg:x1="21cm" svg:y1="1.63cm" svg:x2="20.5cm" svg:y2="1.63cm">
          <text:p/>
        </draw:line>
        <draw:custom-shape draw:style-name="gr2" draw:text-style-name="P1" draw:layer="layout" svg:width="0.304cm" svg:height="0.327cm" svg:x="20.601cm" svg:y="19.58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20.5cm" svg:y="4.266cm">
          <text:p/>
        </draw:rect>
        <draw:line draw:style-name="gr1" draw:text-style-name="P1" draw:layer="layout" svg:x1="21cm" svg:y1="19.5cm" svg:x2="20.5cm" svg:y2="19.5cm">
          <text:p/>
        </draw:line>
        <draw:custom-shape draw:style-name="gr2" draw:text-style-name="P1" draw:layer="layout" svg:width="0.304cm" svg:height="0.327cm" svg:x="20.5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layer="layout" svg:width="6.204cm" svg:height="0.963cm" svg:x="1.796cm" svg:y="2cm">
          <draw:text-box>
            <text:p>DecidR Profile Page</text:p>
          </draw:text-box>
        </draw:frame>
        <draw:frame draw:style-name="gr4" draw:text-style-name="P2" draw:layer="layout" svg:width="3.707cm" svg:height="0.806cm" svg:x="2cm" svg:y="3.5cm">
          <draw:text-box>
            <text:p><text:span text:style-name="T1">Your user data</text:span></text:p>
          </draw:text-box>
        </draw:frame>
        <draw:frame draw:style-name="gr4" draw:text-style-name="P2" draw:layer="layout" svg:width="6.852cm" svg:height="0.806cm" svg:x="2cm" svg:y="7.694cm">
          <draw:text-box>
            <text:p><text:span text:style-name="T1">Your address data (optional):</text:span></text:p>
          </draw:text-box>
        </draw:frame>
        <draw:frame draw:style-name="gr4" draw:text-style-name="P3" draw:layer="layout" svg:width="2.83cm" svg:height="0.64cm" svg:x="2.368cm" svg:y="5.36cm">
          <draw:text-box>
            <text:p><text:span text:style-name="T2">Email address:</text:span></text:p>
          </draw:text-box>
        </draw:frame>
        <draw:frame draw:style-name="gr4" draw:text-style-name="P3" draw:layer="layout" svg:width="2.229cm" svg:height="0.64cm" svg:x="2.368cm" svg:y="4.5cm">
          <draw:text-box>
            <text:p><text:span text:style-name="T2">Username:</text:span></text:p>
          </draw:text-box>
        </draw:frame>
        <draw:frame draw:style-name="gr4" draw:text-style-name="P4" draw:layer="layout" svg:width="3.33cm" svg:height="0.64cm" svg:x="2.368cm" svg:y="6.36cm">
          <draw:text-box>
            <text:p><text:span text:style-name="T3">Change password</text:span></text:p>
          </draw:text-box>
        </draw:frame>
        <draw:frame draw:style-name="gr4" draw:text-style-name="P3" draw:layer="layout" svg:width="2.415cm" svg:height="0.64cm" svg:x="5.915cm" svg:y="4.5cm">
          <draw:text-box>
            <text:p><text:span text:style-name="T2">JohnDecidR</text:span></text:p>
          </draw:text-box>
        </draw:frame>
        <draw:frame draw:style-name="gr4" draw:text-style-name="P3" draw:layer="layout" svg:width="3.973cm" svg:height="0.64cm" svg:x="5.915cm" svg:y="5.36cm">
          <draw:text-box>
            <text:p><text:span text:style-name="T2"><text:a xlink:href="mailto:John.Doe@gmail.com">John.Doe@gmail.com</text:a></text:span></text:p>
          </draw:text-box>
        </draw:frame>
        <draw:frame draw:style-name="gr4" draw:text-style-name="P4" draw:layer="layout" svg:width="2.669cm" svg:height="0.64cm" svg:x="10.331cm" svg:y="5.36cm">
          <draw:text-box>
            <text:p><text:span text:style-name="T3">Change email</text:span></text:p>
          </draw:text-box>
        </draw:frame>
        <draw:frame draw:style-name="gr4" draw:text-style-name="P3" draw:layer="layout" svg:width="2.246cm" svg:height="0.64cm" svg:x="2.233cm" svg:y="9.86cm">
          <draw:text-box>
            <text:p><text:span text:style-name="T2">Last name:</text:span></text:p>
          </draw:text-box>
        </draw:frame>
        <draw:frame draw:style-name="gr4" draw:text-style-name="P3" draw:layer="layout" svg:width="1.535cm" svg:height="0.64cm" svg:x="2.233cm" svg:y="10.86cm">
          <draw:text-box>
            <text:p><text:span text:style-name="T2">Street:</text:span></text:p>
          </draw:text-box>
        </draw:frame>
        <draw:frame draw:style-name="gr5" draw:text-style-name="P3" draw:layer="layout" svg:width="1.145cm" svg:height="0.64cm" svg:x="5.236cm" svg:y="9.86cm">
          <draw:text-box>
            <text:p><text:span text:style-name="T2">Doe</text:span></text:p>
          </draw:text-box>
        </draw:frame>
        <draw:frame draw:style-name="gr4" draw:text-style-name="P3" draw:layer="layout" svg:width="2.432cm" svg:height="0.64cm" svg:x="2.233cm" svg:y="11.86cm">
          <draw:text-box>
            <text:p><text:span text:style-name="T2">Postal code:</text:span></text:p>
          </draw:text-box>
        </draw:fram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1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  <draw:frame draw:style-name="gr4" draw:text-style-name="P3" draw:layer="layout" svg:width="1.192cm" svg:height="0.64cm" svg:x="2.233cm" svg:y="12.86cm">
          <draw:text-box>
            <text:p><text:span text:style-name="T2">City:</text:span></text:p>
          </draw:text-box>
        </draw:frame>
        <draw:frame draw:style-name="gr4" draw:text-style-name="P3" draw:layer="layout" svg:width="2.267cm" svg:height="0.64cm" svg:x="2.234cm" svg:y="8.86cm">
          <draw:text-box>
            <text:p><text:span text:style-name="T2">First name:</text:span></text:p>
          </draw:text-box>
        </draw:frame>
        <draw:frame draw:style-name="gr5" draw:text-style-name="P3" draw:layer="layout" svg:width="1.264cm" svg:height="0.64cm" svg:x="5.233cm" svg:y="8.86cm">
          <draw:text-box>
            <text:p><text:span text:style-name="T2">John</text:span></text:p>
          </draw:text-box>
        </draw:frame>
        <draw:frame draw:style-name="gr5" draw:text-style-name="P3" draw:layer="layout" svg:width="2.339cm" svg:height="0.64cm" svg:x="5.236cm" svg:y="12.86cm">
          <draw:text-box>
            <text:p><text:span text:style-name="T2">Manchester</text:span></text:p>
          </draw:text-box>
        </draw:frame>
        <draw:frame draw:style-name="gr5" draw:text-style-name="P3" draw:layer="layout" svg:width="1.476cm" svg:height="0.64cm" svg:x="5.236cm" svg:y="11.86cm">
          <draw:text-box>
            <text:p><text:span text:style-name="T2">12345</text:span></text:p>
          </draw:text-box>
        </draw:frame>
        <draw:frame draw:style-name="gr5" draw:text-style-name="P3" draw:layer="layout" svg:width="2.78cm" svg:height="0.64cm" svg:x="5.236cm" svg:y="10.86cm">
          <draw:text-box>
            <text:p><text:span text:style-name="T2">Park Avenue 5</text:span></text:p>
          </draw:text-box>
        </draw:frame>
        <draw:frame draw:style-name="gr6" draw:text-style-name="P3" draw:layer="layout" svg:width="1.594cm" svg:height="0.64cm" svg:x="12.906cm" svg:y="17.86cm">
          <draw:text-box>
            <text:p><text:span text:style-name="T2">Cancel</text:span></text:p>
          </draw:text-box>
        </draw:frame>
        <draw:frame draw:style-name="gr6" draw:text-style-name="P3" draw:layer="layout" svg:width="2.725cm" svg:height="0.64cm" svg:x="10cm" svg:y="17.86cm">
          <draw:text-box>
            <text:p><text:span text:style-name="T2">Save changes</text:span></text:p>
          </draw:text-box>
        </draw:frame>
        <draw:frame draw:style-name="gr4" draw:text-style-name="P4" draw:layer="layout" svg:width="2.191cm" svg:height="0.64cm" svg:x="22cm" svg:y="2.86cm">
          <draw:text-box>
            <text:p><text:span text:style-name="T3">Workitems</text:span></text:p>
          </draw:text-box>
        </draw:frame>
        <draw:frame draw:style-name="gr4" draw:text-style-name="P2" draw:layer="layout" svg:width="2.835cm" svg:height="0.806cm" svg:x="21.5cm" svg:y="1.5cm">
          <draw:text-box>
            <text:p><text:span text:style-name="T1">Navigation</text:span></text:p>
          </draw:text-box>
        </draw:frame>
        <draw:frame draw:style-name="gr4" draw:text-style-name="P4" draw:layer="layout" svg:width="2.602cm" svg:height="0.64cm" svg:x="22cm" svg:y="3.5cm">
          <draw:text-box>
            <text:p><text:span text:style-name="T3">Switch tenant</text:span></text:p>
          </draw:text-box>
        </draw:frame>
        <draw:frame draw:style-name="gr7" draw:text-style-name="P4" draw:layer="layout" svg:width="2.373cm" svg:height="0.719cm" svg:x="22cm" svg:y="4.128cm">
          <draw:text-box>
            <text:p><text:span text:style-name="T3">Profile page</text:span></text:p>
          </draw:text-box>
        </draw:frame>
        <draw:frame draw:style-name="gr4" draw:text-style-name="P4" draw:layer="layout" svg:width="1.573cm" svg:height="0.64cm" svg:x="22cm" svg:y="18.86cm">
          <draw:text-box>
            <text:p><text:span text:style-name="T3">Logout</text:span></text:p>
          </draw:text-box>
        </draw:frame>
      </draw:page>
      <draw:page draw:name="page3" draw:style-name="dp1" draw:master-page-name="Standard">
        <office:forms form:automatic-focus="false" form:apply-design-mode="false"/>
        <draw:line draw:style-name="gr1" draw:text-style-name="P1" draw:layer="layout" svg:x1="21cm" svg:y1="1cm" svg:x2="21cm" svg:y2="20cm">
          <text:p/>
        </draw:line>
        <draw:line draw:style-name="gr1" draw:text-style-name="P1" draw:layer="layout" svg:x1="20.5cm" svg:y1="1cm" svg:x2="20.5cm" svg:y2="20cm">
          <text:p/>
        </draw:line>
        <draw:line draw:style-name="gr1" draw:text-style-name="P1" draw:layer="layout" svg:x1="21cm" svg:y1="1.63cm" svg:x2="20.5cm" svg:y2="1.63cm">
          <text:p/>
        </draw:line>
        <draw:custom-shape draw:style-name="gr2" draw:text-style-name="P1" draw:layer="layout" svg:width="0.304cm" svg:height="0.327cm" svg:x="20.601cm" svg:y="19.58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20.5cm" svg:y="4.266cm">
          <text:p/>
        </draw:rect>
        <draw:line draw:style-name="gr1" draw:text-style-name="P1" draw:layer="layout" svg:x1="21cm" svg:y1="19.5cm" svg:x2="20.5cm" svg:y2="19.5cm">
          <text:p/>
        </draw:line>
        <draw:custom-shape draw:style-name="gr2" draw:text-style-name="P1" draw:layer="layout" svg:width="0.304cm" svg:height="0.327cm" svg:x="20.5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1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  <draw:frame draw:style-name="gr4" draw:layer="layout" svg:width="4.799cm" svg:height="0.963cm" svg:x="1.796cm" svg:y="2cm">
          <draw:text-box>
            <text:p>Your workitems</text:p>
          </draw:text-box>
        </draw:frame>
        <draw:frame draw:style-name="standard" draw:layer="layout" svg:width="17.434cm" svg:height="6.423cm" svg:x="2.065cm" svg:y="3.548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Name</text:span></text:p>
              </table:table-cell>
              <table:table-cell>
                <text:p><text:span text:style-name="T4">Tenant</text:span></text:p>
              </table:table-cell>
              <table:table-cell>
                <text:p><text:span text:style-name="T4">Date received</text:span></text:p>
              </table:table-cell>
              <table:table-cell>
                <text:p><text:span text:style-name="T4">Due Date</text:span></text:p>
              </table:table-cell>
              <table:table-cell>
                <text:p><text:span text:style-name="T4">Status</text:span></text:p>
              </table:table-cell>
            </table:table-row>
            <table:table-row table:style-name="ro2" table:default-cell-style-name="ce2">
              <table:table-cell>
                <text:p><text:span text:style-name="T5">Send email</text:span></text:p>
              </table:table-cell>
              <table:table-cell>
                <text:p><text:span text:style-name="T5">Bosch</text:span></text:p>
              </table:table-cell>
              <table:table-cell>
                <text:p><text:span text:style-name="T5">2008/16/04</text:span></text:p>
              </table:table-cell>
              <table:table-cell>
                <text:p><text:span text:style-name="T5">2008/20/04</text:span></text:p>
              </table:table-cell>
              <table:table-cell>
                <text:p><text:span text:style-name="T5">Done</text:span></text:p>
              </table:table-cell>
            </table:table-row>
            <table:table-row table:style-name="ro2" table:default-cell-style-name="ce2">
              <table:table-cell>
                <text:p><text:span text:style-name="T5">Send invoice</text:span></text:p>
              </table:table-cell>
              <table:table-cell>
                <text:p><text:span text:style-name="T5">Bosch</text:span></text:p>
              </table:table-cell>
              <table:table-cell table:style-name="ce3">
                <text:p><text:span text:style-name="T6">2008/16/04</text:span></text:p>
              </table:table-cell>
              <table:table-cell>
                <text:p><text:span text:style-name="T5">2008/22/04</text:span></text:p>
              </table:table-cell>
              <table:table-cell>
                <text:p><text:span text:style-name="T5">In progress</text:span></text:p>
              </table:table-cell>
            </table:table-row>
            <table:table-row table:style-name="ro2" table:default-cell-style-name="ce2">
              <table:table-cell>
                <text:p><text:span text:style-name="T5">Review manual</text:span></text:p>
              </table:table-cell>
              <table:table-cell>
                <text:p><text:span text:style-name="T5">Daimler</text:span></text:p>
              </table:table-cell>
              <table:table-cell>
                <text:p><text:span text:style-name="T5">2008/18/04</text:span></text:p>
              </table:table-cell>
              <table:table-cell>
                <text:p><text:span text:style-name="T5">2008/24/04</text:span></text:p>
              </table:table-cell>
              <table:table-cell>
                <text:p><text:span text:style-name="T5">New</text:span></text:p>
              </table:table-cell>
            </table:table-row>
            <table:table-row table:style-name="ro2" table:default-cell-style-name="ce2">
              <table:table-cell>
                <text:p><text:span text:style-name="T5">Review specification</text:span></text:p>
              </table:table-cell>
              <table:table-cell>
                <text:p><text:span text:style-name="T5">Daimler</text:span></text:p>
              </table:table-cell>
              <table:table-cell>
                <text:p><text:span text:style-name="T5">2008/18/04</text:span></text:p>
              </table:table-cell>
              <table:table-cell>
                <text:p><text:span text:style-name="T5">2008/30/04</text:span></text:p>
              </table:table-cell>
              <table:table-cell>
                <text:p><text:span text:style-name="T5">New</text:span></text:p>
              </table:table-cell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2.191cm" svg:height="0.64cm" svg:x="22cm" svg:y="2.861cm">
          <draw:text-box>
            <text:p><text:span text:style-name="T3">Workitems</text:span></text:p>
          </draw:text-box>
        </draw:frame>
        <draw:frame draw:style-name="gr4" draw:text-style-name="P2" draw:layer="layout" svg:width="2.835cm" svg:height="0.806cm" svg:x="21.5cm" svg:y="1.501cm">
          <draw:text-box>
            <text:p><text:span text:style-name="T1">Navigation</text:span></text:p>
          </draw:text-box>
        </draw:frame>
        <draw:frame draw:style-name="gr4" draw:text-style-name="P4" draw:layer="layout" svg:width="2.602cm" svg:height="0.64cm" svg:x="22cm" svg:y="3.501cm">
          <draw:text-box>
            <text:p><text:span text:style-name="T3">Switch tenant</text:span></text:p>
          </draw:text-box>
        </draw:frame>
        <draw:frame draw:style-name="gr7" draw:text-style-name="P4" draw:layer="layout" svg:width="2.373cm" svg:height="0.719cm" svg:x="22cm" svg:y="4.129cm">
          <draw:text-box>
            <text:p><text:span text:style-name="T3">Profile page</text:span></text:p>
          </draw:text-box>
        </draw:frame>
        <draw:frame draw:style-name="gr4" draw:text-style-name="P4" draw:layer="layout" svg:width="1.573cm" svg:height="0.64cm" svg:x="22.001cm" svg:y="18.86cm">
          <draw:text-box>
            <text:p><text:span text:style-name="T3">Logout</text:span></text:p>
          </draw:text-box>
        </draw:frame>
      </draw:page>
      <draw:page draw:name="page4" draw:style-name="dp1" draw:master-page-name="Standard">
        <office:forms form:automatic-focus="false" form:apply-design-mode="false"/>
        <draw:line draw:style-name="gr1" draw:text-style-name="P1" draw:layer="layout" svg:x1="21cm" svg:y1="1cm" svg:x2="21cm" svg:y2="20cm">
          <text:p/>
        </draw:line>
        <draw:line draw:style-name="gr1" draw:text-style-name="P1" draw:layer="layout" svg:x1="20.5cm" svg:y1="1cm" svg:x2="20.5cm" svg:y2="20cm">
          <text:p/>
        </draw:line>
        <draw:line draw:style-name="gr1" draw:text-style-name="P1" draw:layer="layout" svg:x1="21cm" svg:y1="1.63cm" svg:x2="20.5cm" svg:y2="1.63cm">
          <text:p/>
        </draw:line>
        <draw:custom-shape draw:style-name="gr2" draw:text-style-name="P1" draw:layer="layout" svg:width="0.304cm" svg:height="0.327cm" svg:x="20.601cm" svg:y="19.58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20.5cm" svg:y="4.266cm">
          <text:p/>
        </draw:rect>
        <draw:line draw:style-name="gr1" draw:text-style-name="P1" draw:layer="layout" svg:x1="21cm" svg:y1="19.5cm" svg:x2="20.5cm" svg:y2="19.5cm">
          <text:p/>
        </draw:line>
        <draw:custom-shape draw:style-name="gr2" draw:text-style-name="P1" draw:layer="layout" svg:width="0.304cm" svg:height="0.327cm" svg:x="20.5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1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  <draw:frame draw:style-name="gr4" draw:layer="layout" svg:width="4.426cm" svg:height="0.963cm" svg:x="1.797cm" svg:y="2.001cm">
          <draw:text-box>
            <text:p>Switch Tenant</text:p>
          </draw:text-box>
        </draw:frame>
        <draw:frame draw:style-name="standard" draw:layer="layout" svg:width="17.398cm" svg:height="3.361cm" svg:x="2.101cm" svg:y="3.638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4" table:default-cell-style-name="ce5">
              <table:table-cell>
                <text:p><text:span text:style-name="T4">Tenant</text:span></text:p>
              </table:table-cell>
              <table:table-cell>
                <text:p><text:span text:style-name="T4">Your Role</text:span></text:p>
              </table:table-cell>
              <table:table-cell table:style-name="ce4"/>
            </table:table-row>
            <table:table-row table:style-name="ro4" table:default-cell-style-name="ce6">
              <table:table-cell>
                <text:p><text:span text:style-name="T5">Daimler</text:span></text:p>
              </table:table-cell>
              <table:table-cell>
                <text:p><text:span text:style-name="T5">User</text:span></text:p>
              </table:table-cell>
              <table:table-cell>
                <text:p><text:span text:style-name="T5">Active</text:span></text:p>
              </table:table-cell>
            </table:table-row>
            <table:table-row table:style-name="ro5" table:default-cell-style-name="ce6">
              <table:table-cell>
                <text:p><text:span text:style-name="T5">Bosch</text:span></text:p>
              </table:table-cell>
              <table:table-cell>
                <text:p><text:span text:style-name="T5">Workflow administrator</text:span></text:p>
              </table:table-cell>
              <table:table-cell table:style-name="ce7">
                <text:p><text:span text:style-name="T7">Switch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8" draw:text-style-name="P1" draw:layer="layout" svg:width="0.5cm" svg:height="0.5cm" svg:x="2.5cm" svg:y="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6.234cm" svg:height="0.64cm" svg:x="3cm" svg:y="8cm">
          <draw:text-box>
            <text:p><text:span text:style-name="T2">Show only tenant specific work items</text:span></text:p>
          </draw:text-box>
        </draw:frame>
        <draw:frame draw:style-name="gr4" draw:text-style-name="P4" draw:layer="layout" svg:width="2.191cm" svg:height="0.64cm" svg:x="22cm" svg:y="2.863cm">
          <draw:text-box>
            <text:p><text:span text:style-name="T3">Workitems</text:span></text:p>
          </draw:text-box>
        </draw:frame>
        <draw:frame draw:style-name="gr4" draw:text-style-name="P2" draw:layer="layout" svg:width="2.835cm" svg:height="0.806cm" svg:x="21.5cm" svg:y="1.503cm">
          <draw:text-box>
            <text:p><text:span text:style-name="T1">Navigation</text:span></text:p>
          </draw:text-box>
        </draw:frame>
        <draw:frame draw:style-name="gr4" draw:text-style-name="P4" draw:layer="layout" svg:width="2.602cm" svg:height="0.64cm" svg:x="22cm" svg:y="3.503cm">
          <draw:text-box>
            <text:p><text:span text:style-name="T3">Switch tenant</text:span></text:p>
          </draw:text-box>
        </draw:frame>
        <draw:frame draw:style-name="gr7" draw:text-style-name="P4" draw:layer="layout" svg:width="2.373cm" svg:height="0.719cm" svg:x="22cm" svg:y="4.131cm">
          <draw:text-box>
            <text:p><text:span text:style-name="T3">Profile page</text:span></text:p>
          </draw:text-box>
        </draw:frame>
        <draw:frame draw:style-name="gr4" draw:text-style-name="P4" draw:layer="layout" svg:width="1.573cm" svg:height="0.64cm" svg:x="22.001cm" svg:y="18.86cm">
          <draw:text-box>
            <text:p><text:span text:style-name="T3">Logout</text:span></text:p>
          </draw:text-box>
        </draw:frame>
      </draw:page>
      <draw:page draw:name="page5" draw:style-name="dp1" draw:master-page-name="Standard">
        <office:forms form:automatic-focus="false" form:apply-design-mode="false"/>
        <draw:line draw:style-name="gr1" draw:text-style-name="P1" draw:layer="layout" svg:x1="21cm" svg:y1="1cm" svg:x2="21cm" svg:y2="20cm">
          <text:p/>
        </draw:line>
        <draw:line draw:style-name="gr1" draw:text-style-name="P1" draw:layer="layout" svg:x1="20.5cm" svg:y1="1cm" svg:x2="20.5cm" svg:y2="20cm">
          <text:p/>
        </draw:line>
        <draw:line draw:style-name="gr1" draw:text-style-name="P1" draw:layer="layout" svg:x1="21cm" svg:y1="1.63cm" svg:x2="20.5cm" svg:y2="1.63cm">
          <text:p/>
        </draw:line>
        <draw:custom-shape draw:style-name="gr2" draw:text-style-name="P1" draw:layer="layout" svg:width="0.304cm" svg:height="0.327cm" svg:x="20.601cm" svg:y="19.58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20.5cm" svg:y="4.266cm">
          <text:p/>
        </draw:rect>
        <draw:line draw:style-name="gr1" draw:text-style-name="P1" draw:layer="layout" svg:x1="21cm" svg:y1="19.5cm" svg:x2="20.5cm" svg:y2="19.5cm">
          <text:p/>
        </draw:line>
        <draw:custom-shape draw:style-name="gr2" draw:text-style-name="P1" draw:layer="layout" svg:width="0.304cm" svg:height="0.327cm" svg:x="20.5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1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  <draw:frame draw:style-name="gr4" draw:text-style-name="P4" draw:layer="layout" svg:width="2.145cm" svg:height="0.64cm" svg:x="22cm" svg:y="2.861cm">
          <draw:text-box>
            <text:p><text:span text:style-name="T3">Workflows</text:span></text:p>
          </draw:text-box>
        </draw:frame>
        <draw:frame draw:style-name="gr4" draw:text-style-name="P2" draw:layer="layout" svg:width="2.835cm" svg:height="0.806cm" svg:x="21.5cm" svg:y="1.501cm">
          <draw:text-box>
            <text:p><text:span text:style-name="T1">Navigation</text:span></text:p>
          </draw:text-box>
        </draw:frame>
        <draw:frame draw:style-name="gr4" draw:text-style-name="P4" draw:layer="layout" svg:width="1.675cm" svg:height="0.64cm" svg:x="22cm" svg:y="3.501cm">
          <draw:text-box>
            <text:p><text:span text:style-name="T3">Userlist</text:span></text:p>
          </draw:text-box>
        </draw:frame>
        <draw:frame draw:style-name="gr7" draw:text-style-name="P4" draw:layer="layout" svg:width="2.602cm" svg:height="0.719cm" svg:x="22cm" svg:y="4.129cm">
          <draw:text-box>
            <text:p><text:span text:style-name="T3">Switch tenant</text:span></text:p>
          </draw:text-box>
        </draw:frame>
        <draw:frame draw:style-name="gr4" draw:layer="layout" svg:width="3.402cm" svg:height="0.963cm" svg:x="1.796cm" svg:y="2.001cm">
          <draw:text-box>
            <text:p>Workflows</text:p>
          </draw:text-box>
        </draw:frame>
        <draw:frame draw:style-name="gr4" draw:text-style-name="P2" draw:layer="layout" svg:width="6.289cm" svg:height="0.806cm" svg:x="2.001cm" svg:y="3.5cm">
          <draw:text-box>
            <text:p><text:span text:style-name="T1">Available workflow models</text:span></text:p>
          </draw:text-box>
        </draw:frame>
        <draw:frame draw:style-name="gr4" draw:text-style-name="P2" draw:layer="layout" svg:width="7.191cm" svg:height="0.806cm" svg:x="2cm" svg:y="14.694cm">
          <draw:text-box>
            <text:p><text:span text:style-name="T1">Completed workflow instances</text:span></text:p>
          </draw:text-box>
        </draw:frame>
        <draw:frame draw:style-name="gr4" draw:text-style-name="P2" draw:layer="layout" svg:width="6.64cm" svg:height="0.806cm" svg:x="1.86cm" svg:y="9.5cm">
          <draw:text-box>
            <text:p><text:span text:style-name="T1">Running workflow instances</text:span></text:p>
          </draw:text-box>
        </draw:frame>
        <draw:frame draw:style-name="standard" draw:layer="layout" svg:width="16.402cm" svg:height="4.664cm" svg:x="2.597cm" svg:y="4.614cm">
          <table:table table:template-name="bw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6" table:default-cell-style-name="ce5">
              <table:table-cell>
                <text:p><text:span text:style-name="T4">Workflow model name</text:span></text:p>
              </table:table-cell>
              <table:table-cell>
                <text:p><text:span text:style-name="T4">Roles</text:span></text:p>
              </table:table-cell>
              <table:table-cell>
                <text:p><text:span text:style-name="T4">Description</text:span></text:p>
              </table:table-cell>
              <table:table-cell table:style-name="ce4"/>
            </table:table-row>
            <table:table-row table:style-name="ro7" table:default-cell-style-name="ce6">
              <table:table-cell>
                <text:p><text:span text:style-name="T5">Review</text:span></text:p>
              </table:table-cell>
              <table:table-cell>
                <text:p><text:span text:style-name="T5">Reviewer, Moderator, Author</text:span></text:p>
              </table:table-cell>
              <table:table-cell>
                <text:p><text:span text:style-name="T5">A standard review process</text:span></text:p>
              </table:table-cell>
              <table:table-cell table:style-name="ce7">
                <text:p><text:span text:style-name="T7">Start new instance</text:span></text:p>
              </table:table-cell>
            </table:table-row>
            <table:table-row table:style-name="ro8" table:default-cell-style-name="ce6">
              <table:table-cell/>
              <table:table-cell table:style-name="ce8"/>
              <table:table-cell/>
              <table:table-cell table:style-name="ce4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6.343cm" svg:height="3.631cm" svg:x="2.656cm" svg:y="10.573cm">
          <table:table table:template-name="bw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9" table:default-cell-style-name="ce5">
              <table:table-cell>
                <text:p><text:span text:style-name="T4">Name</text:span></text:p>
              </table:table-cell>
              <table:table-cell>
                <text:p><text:span text:style-name="T4">Model</text:span></text:p>
              </table:table-cell>
              <table:table-cell>
                <text:p><text:span text:style-name="T4">Start date</text:span></text:p>
              </table:table-cell>
              <table:table-cell>
                <text:p><text:span text:style-name="T4">Status</text:span></text:p>
              </table:table-cell>
            </table:table-row>
            <table:table-row table:style-name="ro9" table:default-cell-style-name="ce6">
              <table:table-cell/>
              <table:table-cell/>
              <table:table-cell/>
              <table:table-cell/>
            </table:table-row>
            <table:table-row table:style-name="ro10" table:default-cell-style-name="ce6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6.499cm" svg:height="3.241cm" svg:x="2.59cm" svg:y="16.113cm">
          <table:table table:template-name="bw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row table:style-name="ro11" table:default-cell-style-name="ce5">
              <table:table-cell>
                <text:p><text:span text:style-name="T4">Name</text:span></text:p>
              </table:table-cell>
              <table:table-cell>
                <text:p><text:span text:style-name="T4">Model</text:span></text:p>
              </table:table-cell>
              <table:table-cell>
                <text:p><text:span text:style-name="T4">Start date</text:span></text:p>
              </table:table-cell>
              <table:table-cell>
                <text:p><text:span text:style-name="T4">Completion date</text:span></text:p>
              </table:table-cell>
            </table:table-row>
            <table:table-row table:style-name="ro11" table:default-cell-style-name="ce6">
              <table:table-cell/>
              <table:table-cell/>
              <table:table-cell/>
              <table:table-cell/>
            </table:table-row>
            <table:table-row table:style-name="ro12" table:default-cell-style-name="ce6"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7" draw:text-style-name="P4" draw:layer="layout" svg:width="2.373cm" svg:height="0.719cm" svg:x="22cm" svg:y="4.781cm">
          <draw:text-box>
            <text:p><text:span text:style-name="T3">Profile page</text:span></text:p>
          </draw:text-box>
        </draw:frame>
        <draw:frame draw:style-name="gr4" draw:text-style-name="P4" draw:layer="layout" svg:width="1.573cm" svg:height="0.64cm" svg:x="22.001cm" svg:y="18.86cm">
          <draw:text-box>
            <text:p><text:span text:style-name="T3">Logout</text:span></text:p>
          </draw:text-box>
        </draw:frame>
      </draw:page>
      <draw:page draw:name="page6" draw:style-name="dp1" draw:master-page-name="Standard">
        <office:forms form:automatic-focus="false" form:apply-design-mode="false"/>
        <draw:line draw:style-name="gr1" draw:text-style-name="P1" draw:layer="layout" svg:x1="21cm" svg:y1="1cm" svg:x2="21cm" svg:y2="20cm">
          <text:p/>
        </draw:line>
        <draw:line draw:style-name="gr1" draw:text-style-name="P1" draw:layer="layout" svg:x1="20.5cm" svg:y1="1cm" svg:x2="20.5cm" svg:y2="20cm">
          <text:p/>
        </draw:line>
        <draw:line draw:style-name="gr1" draw:text-style-name="P1" draw:layer="layout" svg:x1="21cm" svg:y1="1.63cm" svg:x2="20.5cm" svg:y2="1.63cm">
          <text:p/>
        </draw:line>
        <draw:custom-shape draw:style-name="gr2" draw:text-style-name="P1" draw:layer="layout" svg:width="0.304cm" svg:height="0.327cm" svg:x="20.601cm" svg:y="19.58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20.5cm" svg:y="4.266cm">
          <text:p/>
        </draw:rect>
        <draw:line draw:style-name="gr1" draw:text-style-name="P1" draw:layer="layout" svg:x1="21cm" svg:y1="19.5cm" svg:x2="20.5cm" svg:y2="19.5cm">
          <text:p/>
        </draw:line>
        <draw:custom-shape draw:style-name="gr2" draw:text-style-name="P1" draw:layer="layout" svg:width="0.304cm" svg:height="0.327cm" svg:x="20.5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1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  <draw:frame draw:style-name="gr4" draw:text-style-name="P4" draw:layer="layout" svg:width="2.145cm" svg:height="0.64cm" svg:x="22cm" svg:y="2.862cm">
          <draw:text-box>
            <text:p><text:span text:style-name="T3">Workflows</text:span></text:p>
          </draw:text-box>
        </draw:frame>
        <draw:frame draw:style-name="gr4" draw:text-style-name="P2" draw:layer="layout" svg:width="2.835cm" svg:height="0.806cm" svg:x="21.5cm" svg:y="1.502cm">
          <draw:text-box>
            <text:p><text:span text:style-name="T1">Navigation</text:span></text:p>
          </draw:text-box>
        </draw:frame>
        <draw:frame draw:style-name="gr4" draw:text-style-name="P4" draw:layer="layout" svg:width="1.675cm" svg:height="0.64cm" svg:x="22cm" svg:y="3.502cm">
          <draw:text-box>
            <text:p><text:span text:style-name="T3">Userlist</text:span></text:p>
          </draw:text-box>
        </draw:frame>
        <draw:frame draw:style-name="gr7" draw:text-style-name="P4" draw:layer="layout" svg:width="2.602cm" svg:height="0.719cm" svg:x="22cm" svg:y="4.13cm">
          <draw:text-box>
            <text:p><text:span text:style-name="T3">Switch tenant</text:span></text:p>
          </draw:text-box>
        </draw:frame>
        <draw:frame draw:style-name="gr7" draw:text-style-name="P4" draw:layer="layout" svg:width="2.373cm" svg:height="0.719cm" svg:x="22cm" svg:y="4.782cm">
          <draw:text-box>
            <text:p><text:span text:style-name="T3">Profile page</text:span></text:p>
          </draw:text-box>
        </draw:frame>
        <draw:frame draw:style-name="gr4" draw:layer="layout" svg:width="2.614cm" svg:height="0.963cm" svg:x="1.796cm" svg:y="2.002cm">
          <draw:text-box>
            <text:p>Userlist</text:p>
          </draw:text-box>
        </draw:frame>
        <draw:frame draw:style-name="standard" draw:layer="layout" svg:width="17.21cm" svg:height="4.391cm" svg:x="2.289cm" svg:y="3.638cm">
          <table:table table:template-name="bw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13" table:default-cell-style-name="ce5">
              <table:table-cell>
                <text:p><text:span text:style-name="T4">Username</text:span></text:p>
              </table:table-cell>
              <table:table-cell>
                <text:p><text:span text:style-name="T4">Real Name</text:span></text:p>
              </table:table-cell>
              <table:table-cell>
                <text:p><text:span text:style-name="T4">Participating in workflow instances</text:span></text:p>
              </table:table-cell>
            </table:table-row>
            <table:table-row table:style-name="ro13" table:default-cell-style-name="ce6">
              <table:table-cell>
                <text:p><text:span text:style-name="T5">JohnDecidR</text:span></text:p>
              </table:table-cell>
              <table:table-cell>
                <text:p><text:span text:style-name="T5">John Doe</text:span></text:p>
              </table:table-cell>
              <table:table-cell>
                <text:p><text:span text:style-name="T5">Review manual for project ABC</text:span></text:p>
              </table:table-cell>
            </table:table-row>
            <table:table-row table:style-name="ro13" table:default-cell-style-name="ce6">
              <table:table-cell>
                <text:p><text:span text:style-name="T5">Alice_Bosch</text:span></text:p>
              </table:table-cell>
              <table:table-cell>
                <text:p><text:span text:style-name="T5">Alice Wood</text:span></text:p>
              </table:table-cell>
              <table:table-cell>
                <text:p><text:span text:style-name="T5">Review manual for project ABC</text:span></text:p>
              </table:table-cell>
            </table:table-row>
            <table:table-row table:style-name="ro13" table:default-cell-style-name="ce6">
              <table:table-cell>
                <text:p><text:span text:style-name="T5">Peter_Daimler</text:span></text:p>
              </table:table-cell>
              <table:table-cell>
                <text:p><text:span text:style-name="T5">Peter Shaw</text:span></text:p>
              </table:table-cell>
              <table:table-cell>
                <text:p><text:span text:style-name="T5">Review manual for project ABC</text:span></text:p>
                <text:p><text:span text:style-name="T5">Review specification for project DEF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" draw:text-style-name="P3" draw:layer="layout" svg:width="2.915cm" svg:height="0.64cm" svg:x="2.585cm" svg:y="9cm">
          <draw:text-box>
            <text:p><text:span text:style-name="T2">Add new user...</text:span></text:p>
          </draw:text-box>
        </draw:frame>
        <draw:frame draw:style-name="gr4" draw:text-style-name="P4" draw:layer="layout" svg:width="1.573cm" svg:height="0.64cm" svg:x="22.001cm" svg:y="18.86cm">
          <draw:text-box>
            <text:p><text:span text:style-name="T3">Logout</text:span></text:p>
          </draw:text-box>
        </draw:frame>
      </draw:page>
      <draw:page draw:name="page7" draw:style-name="dp1" draw:master-page-name="Standard">
        <office:forms form:automatic-focus="false" form:apply-design-mode="false"/>
        <draw:line draw:style-name="gr1" draw:text-style-name="P1" draw:layer="layout" svg:x1="21cm" svg:y1="1cm" svg:x2="21cm" svg:y2="20cm">
          <text:p/>
        </draw:line>
        <draw:line draw:style-name="gr1" draw:text-style-name="P1" draw:layer="layout" svg:x1="20.5cm" svg:y1="1cm" svg:x2="20.5cm" svg:y2="20cm">
          <text:p/>
        </draw:line>
        <draw:line draw:style-name="gr1" draw:text-style-name="P1" draw:layer="layout" svg:x1="21cm" svg:y1="1.63cm" svg:x2="20.5cm" svg:y2="1.63cm">
          <text:p/>
        </draw:line>
        <draw:custom-shape draw:style-name="gr2" draw:text-style-name="P1" draw:layer="layout" svg:width="0.304cm" svg:height="0.327cm" svg:x="20.601cm" svg:y="19.58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20.5cm" svg:y="4.266cm">
          <text:p/>
        </draw:rect>
        <draw:line draw:style-name="gr1" draw:text-style-name="P1" draw:layer="layout" svg:x1="21cm" svg:y1="19.5cm" svg:x2="20.5cm" svg:y2="19.5cm">
          <text:p/>
        </draw:line>
        <draw:custom-shape draw:style-name="gr2" draw:text-style-name="P1" draw:layer="layout" svg:width="0.304cm" svg:height="0.327cm" svg:x="20.5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1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  <draw:frame draw:style-name="gr4" draw:text-style-name="P4" draw:layer="layout" svg:width="3.203cm" svg:height="0.64cm" svg:x="22cm" svg:y="2.863cm">
          <draw:text-box>
            <text:p><text:span text:style-name="T3">Workflow models</text:span></text:p>
          </draw:text-box>
        </draw:frame>
        <draw:frame draw:style-name="gr4" draw:text-style-name="P2" draw:layer="layout" svg:width="2.835cm" svg:height="0.806cm" svg:x="21.5cm" svg:y="1.503cm">
          <draw:text-box>
            <text:p><text:span text:style-name="T1">Navigation</text:span></text:p>
          </draw:text-box>
        </draw:frame>
        <draw:frame draw:style-name="gr7" draw:text-style-name="P4" draw:layer="layout" svg:width="1.675cm" svg:height="0.719cm" svg:x="22cm" svg:y="3.5cm">
          <draw:text-box>
            <text:p><text:span text:style-name="T3">Userlist</text:span></text:p>
          </draw:text-box>
        </draw:frame>
        <draw:frame draw:style-name="gr7" draw:text-style-name="P4" draw:layer="layout" svg:width="2.868cm" svg:height="0.719cm" svg:x="22cm" svg:y="4.152cm">
          <draw:text-box>
            <text:p><text:span text:style-name="T3">Tenant settings</text:span></text:p>
          </draw:text-box>
        </draw:frame>
        <draw:frame draw:style-name="gr7" draw:text-style-name="P4" draw:layer="layout" svg:width="2.602cm" svg:height="0.719cm" svg:x="22cm" svg:y="4.869cm">
          <draw:text-box>
            <text:p><text:span text:style-name="T3">Switch tenant</text:span></text:p>
          </draw:text-box>
        </draw:frame>
        <draw:frame draw:style-name="gr4" draw:layer="layout" svg:width="5.303cm" svg:height="0.963cm" svg:x="1.796cm" svg:y="2.003cm">
          <draw:text-box>
            <text:p>Workflow models</text:p>
          </draw:text-box>
        </draw:frame>
        <draw:frame draw:style-name="standard" draw:layer="layout" svg:width="17.775cm" svg:height="3.77cm" svg:x="2.224cm" svg:y="3.575cm">
          <table:table table:template-name="bw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14" table:default-cell-style-name="ce5">
              <table:table-cell>
                <text:p><text:span text:style-name="T4">Model name</text:span></text:p>
              </table:table-cell>
              <table:table-cell>
                <text:p><text:span text:style-name="T4">Description</text:span></text:p>
              </table:table-cell>
              <table:table-cell>
                <text:p><text:span text:style-name="T4">Admins</text:span></text:p>
              </table:table-cell>
              <table:table-cell>
                <text:p><text:span text:style-name="T4">Status</text:span></text:p>
              </table:table-cell>
              <table:table-cell/>
            </table:table-row>
            <table:table-row table:style-name="ro15" table:default-cell-style-name="ce6">
              <table:table-cell>
                <text:p><text:span text:style-name="T5">Review</text:span></text:p>
              </table:table-cell>
              <table:table-cell>
                <text:p><text:span text:style-name="T5">A standard review process</text:span></text:p>
              </table:table-cell>
              <table:table-cell table:style-name="ce7">
                <text:p><text:span text:style-name="T7">Edit list</text:span></text:p>
              </table:table-cell>
              <table:table-cell>
                <text:p><text:span text:style-name="T5">Enabled</text:span></text:p>
              </table:table-cell>
              <table:table-cell table:style-name="ce7">
                <text:p><text:span text:style-name="T7">Disable model</text:span></text:p>
              </table:table-cell>
            </table:table-row>
            <table:table-row table:style-name="ro16" table:default-cell-style-name="ce6">
              <table:table-cell/>
              <table:table-cell/>
              <table:table-cell table:style-name="ce7">
                <text:p><text:span text:style-name="T7">Edit list</text:span></text:p>
              </table:table-cell>
              <table:table-cell/>
              <table:table-cell table:style-name="ce7"/>
            </table:table-row>
          </table:table>
          <draw:image xlink:href="Pictures/TablePreview7.svm" xlink:type="simple" xlink:show="embed" xlink:actuate="onLoad"/>
        </draw:frame>
        <draw:frame draw:style-name="gr6" draw:text-style-name="P3" draw:layer="layout" svg:width="2.454cm" svg:height="0.64cm" svg:x="6.5cm" svg:y="8cm">
          <draw:text-box>
            <text:p><text:span text:style-name="T2">Edit model...</text:span></text:p>
          </draw:text-box>
        </draw:frame>
        <draw:frame draw:style-name="gr6" draw:text-style-name="P3" draw:layer="layout" svg:width="3.643cm" svg:height="0.64cm" svg:x="2.501cm" svg:y="8cm">
          <draw:text-box>
            <text:p><text:span text:style-name="T2">Create new model...</text:span></text:p>
          </draw:text-box>
        </draw:frame>
        <draw:frame draw:style-name="gr7" draw:text-style-name="P4" draw:layer="layout" svg:width="2.373cm" svg:height="0.719cm" svg:x="22cm" svg:y="5.5cm">
          <draw:text-box>
            <text:p><text:span text:style-name="T3">Profile page</text:span></text:p>
          </draw:text-box>
        </draw:frame>
        <draw:frame draw:style-name="gr6" draw:text-style-name="P3" draw:layer="layout" svg:width="2.864cm" svg:height="0.64cm" svg:x="9.136cm" svg:y="8cm">
          <draw:text-box>
            <text:p><text:span text:style-name="T2">Delete model...</text:span></text:p>
          </draw:text-box>
        </draw:frame>
        <draw:frame draw:style-name="gr4" draw:text-style-name="P4" draw:layer="layout" svg:width="1.573cm" svg:height="0.64cm" svg:x="22.001cm" svg:y="18.86cm">
          <draw:text-box>
            <text:p><text:span text:style-name="T3">Logout</text:span></text:p>
          </draw:text-box>
        </draw:frame>
      </draw:page>
      <draw:page draw:name="page8" draw:style-name="dp1" draw:master-page-name="Standard">
        <office:forms form:automatic-focus="false" form:apply-design-mode="false"/>
        <draw:line draw:style-name="gr1" draw:text-style-name="P1" draw:layer="layout" svg:x1="21cm" svg:y1="1cm" svg:x2="21cm" svg:y2="20cm">
          <text:p/>
        </draw:line>
        <draw:line draw:style-name="gr1" draw:text-style-name="P1" draw:layer="layout" svg:x1="20.5cm" svg:y1="1cm" svg:x2="20.5cm" svg:y2="20cm">
          <text:p/>
        </draw:line>
        <draw:line draw:style-name="gr1" draw:text-style-name="P1" draw:layer="layout" svg:x1="21cm" svg:y1="1.63cm" svg:x2="20.5cm" svg:y2="1.63cm">
          <text:p/>
        </draw:line>
        <draw:custom-shape draw:style-name="gr2" draw:text-style-name="P1" draw:layer="layout" svg:width="0.304cm" svg:height="0.327cm" svg:x="20.601cm" svg:y="19.58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20.5cm" svg:y="4.266cm">
          <text:p/>
        </draw:rect>
        <draw:line draw:style-name="gr1" draw:text-style-name="P1" draw:layer="layout" svg:x1="21cm" svg:y1="19.5cm" svg:x2="20.5cm" svg:y2="19.5cm">
          <text:p/>
        </draw:line>
        <draw:custom-shape draw:style-name="gr2" draw:text-style-name="P1" draw:layer="layout" svg:width="0.304cm" svg:height="0.327cm" svg:x="20.5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1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  <draw:frame draw:style-name="gr4" draw:layer="layout" svg:width="2.614cm" svg:height="0.963cm" svg:x="1.797cm" svg:y="2.002cm">
          <draw:text-box>
            <text:p>Userlist</text:p>
          </draw:text-box>
        </draw:frame>
        <draw:frame draw:style-name="standard" draw:layer="layout" svg:width="17.209cm" svg:height="3.834cm" svg:x="2.29cm" svg:y="3.638cm">
          <table:table table:template-name="bw" table:use-first-row-styles="true" table:use-banding-rows-styles="true"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3" table:default-cell-style-name="ce5">
              <table:table-cell>
                <text:p><text:span text:style-name="T4">Username</text:span></text:p>
              </table:table-cell>
              <table:table-cell>
                <text:p><text:span text:style-name="T4">Real Name</text:span></text:p>
              </table:table-cell>
              <table:table-cell>
                <text:p><text:span text:style-name="T4">Authorization</text:span></text:p>
              </table:table-cell>
              <table:table-cell table:style-name="ce4"/>
            </table:table-row>
            <table:table-row table:style-name="ro13" table:default-cell-style-name="ce6">
              <table:table-cell>
                <text:p><text:span text:style-name="T5">JohnDecidR</text:span></text:p>
              </table:table-cell>
              <table:table-cell>
                <text:p><text:span text:style-name="T5">John Doe</text:span></text:p>
              </table:table-cell>
              <table:table-cell>
                <text:p><text:span text:style-name="T5">User</text:span></text:p>
              </table:table-cell>
              <table:table-cell table:style-name="ce7">
                <text:p><text:span text:style-name="T7">Promote</text:span></text:p>
              </table:table-cell>
            </table:table-row>
            <table:table-row table:style-name="ro13" table:default-cell-style-name="ce6">
              <table:table-cell>
                <text:p><text:span text:style-name="T5">Alice_Bosch</text:span></text:p>
              </table:table-cell>
              <table:table-cell>
                <text:p><text:span text:style-name="T5">Alice Wood</text:span></text:p>
              </table:table-cell>
              <table:table-cell>
                <text:p><text:span text:style-name="T5">User</text:span></text:p>
              </table:table-cell>
              <table:table-cell table:style-name="ce7">
                <text:p><text:span text:style-name="T7">Promote</text:span></text:p>
              </table:table-cell>
            </table:table-row>
            <table:table-row table:style-name="ro13" table:default-cell-style-name="ce6">
              <table:table-cell>
                <text:p><text:span text:style-name="T5">Peter_Daimler</text:span></text:p>
              </table:table-cell>
              <table:table-cell>
                <text:p><text:span text:style-name="T5">Peter Shaw</text:span></text:p>
              </table:table-cell>
              <table:table-cell>
                <text:p><text:span text:style-name="T5">Workflow admin</text:span></text:p>
              </table:table-cell>
              <table:table-cell table:style-name="ce7">
                <text:p><text:span text:style-name="T7">Demot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" draw:text-style-name="P3" draw:layer="layout" svg:width="2.868cm" svg:height="0.64cm" svg:x="6cm" svg:y="9cm">
          <draw:text-box>
            <text:p><text:span text:style-name="T2">Remove user...</text:span></text:p>
          </draw:text-box>
        </draw:frame>
        <draw:frame draw:style-name="gr6" draw:text-style-name="P3" draw:layer="layout" svg:width="2.915cm" svg:height="0.64cm" svg:x="2.585cm" svg:y="9cm">
          <draw:text-box>
            <text:p><text:span text:style-name="T2">Add new user...</text:span></text:p>
          </draw:text-box>
        </draw:frame>
        <draw:frame draw:style-name="gr4" draw:text-style-name="P4" draw:layer="layout" svg:width="3.203cm" svg:height="0.64cm" svg:x="22.001cm" svg:y="2.863cm">
          <draw:text-box>
            <text:p><text:span text:style-name="T3">Workflow models</text:span></text:p>
          </draw:text-box>
        </draw:frame>
        <draw:frame draw:style-name="gr4" draw:text-style-name="P2" draw:layer="layout" svg:width="2.835cm" svg:height="0.806cm" svg:x="21.501cm" svg:y="1.503cm">
          <draw:text-box>
            <text:p><text:span text:style-name="T1">Navigation</text:span></text:p>
          </draw:text-box>
        </draw:frame>
        <draw:frame draw:style-name="gr7" draw:text-style-name="P4" draw:layer="layout" svg:width="1.675cm" svg:height="0.719cm" svg:x="22.001cm" svg:y="3.5cm">
          <draw:text-box>
            <text:p><text:span text:style-name="T3">Userlist</text:span></text:p>
          </draw:text-box>
        </draw:frame>
        <draw:frame draw:style-name="gr7" draw:text-style-name="P4" draw:layer="layout" svg:width="2.868cm" svg:height="0.719cm" svg:x="22.001cm" svg:y="4.152cm">
          <draw:text-box>
            <text:p><text:span text:style-name="T3">Tenant settings</text:span></text:p>
          </draw:text-box>
        </draw:frame>
        <draw:frame draw:style-name="gr7" draw:text-style-name="P4" draw:layer="layout" svg:width="2.602cm" svg:height="0.719cm" svg:x="22.001cm" svg:y="4.869cm">
          <draw:text-box>
            <text:p><text:span text:style-name="T3">Switch tenant</text:span></text:p>
          </draw:text-box>
        </draw:frame>
        <draw:frame draw:style-name="gr7" draw:text-style-name="P4" draw:layer="layout" svg:width="2.373cm" svg:height="0.719cm" svg:x="22.001cm" svg:y="5.5cm">
          <draw:text-box>
            <text:p><text:span text:style-name="T3">Profile page</text:span></text:p>
          </draw:text-box>
        </draw:frame>
        <draw:frame draw:style-name="gr4" draw:text-style-name="P4" draw:layer="layout" svg:width="1.573cm" svg:height="0.64cm" svg:x="22.001cm" svg:y="18.86cm">
          <draw:text-box>
            <text:p><text:span text:style-name="T3">Logout</text:span></text:p>
          </draw:text-box>
        </draw:frame>
      </draw:page>
      <draw:page draw:name="page9" draw:style-name="dp1" draw:master-page-name="Standard">
        <office:forms form:automatic-focus="false" form:apply-design-mode="false"/>
        <draw:rect draw:style-name="gr9" draw:text-style-name="P1" draw:layer="layout" svg:width="6cm" svg:height="0.569cm" svg:x="21cm" svg:y="4.125cm">
          <text:p/>
        </draw:rect>
        <draw:custom-shape draw:style-name="gr10" draw:text-style-name="P1" draw:layer="layout" svg:width="18.5cm" svg:height="1cm" svg:x="1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5cm" svg:height="1cm" svg:x="21.5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1cm" svg:y1="1cm" svg:x2="21cm" svg:y2="20cm">
          <text:p/>
        </draw:line>
        <draw:line draw:style-name="gr1" draw:text-style-name="P1" draw:layer="layout" svg:x1="20.5cm" svg:y1="1cm" svg:x2="20.5cm" svg:y2="20cm">
          <text:p/>
        </draw:line>
        <draw:line draw:style-name="gr1" draw:text-style-name="P1" draw:layer="layout" svg:x1="21cm" svg:y1="1.63cm" svg:x2="20.5cm" svg:y2="1.63cm">
          <text:p/>
        </draw:line>
        <draw:custom-shape draw:style-name="gr2" draw:text-style-name="P1" draw:layer="layout" svg:width="0.304cm" svg:height="0.327cm" svg:x="20.601cm" svg:y="19.58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0.5cm" svg:height="15.234cm" svg:x="20.5cm" svg:y="4.266cm">
          <text:p/>
        </draw:rect>
        <draw:line draw:style-name="gr1" draw:text-style-name="P1" draw:layer="layout" svg:x1="21cm" svg:y1="19.5cm" svg:x2="20.5cm" svg:y2="19.5cm">
          <text:p/>
        </draw:line>
        <draw:custom-shape draw:style-name="gr2" draw:text-style-name="P1" draw:layer="layout" svg:width="0.304cm" svg:height="0.327cm" svg:x="20.598cm" svg:y="1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cm" svg:y1="1cm" svg:x2="1cm" svg:y2="20cm">
          <text:p/>
        </draw:line>
        <draw:line draw:style-name="gr1" draw:text-style-name="P1" draw:layer="layout" svg:x1="20.5cm" svg:y1="1cm" svg:x2="27cm" svg:y2="1cm">
          <text:p/>
        </draw:line>
        <draw:line draw:style-name="gr1" draw:text-style-name="P1" draw:layer="layout" svg:x1="1cm" svg:y1="20cm" svg:x2="27cm" svg:y2="20cm">
          <text:p/>
        </draw:line>
        <draw:line draw:style-name="gr1" draw:text-style-name="P1" draw:layer="layout" svg:x1="27cm" svg:y1="1cm" svg:x2="27cm" svg:y2="20cm">
          <text:p/>
        </draw:line>
        <draw:frame draw:style-name="gr4" draw:text-style-name="P4" draw:layer="layout" svg:width="3.203cm" svg:height="0.64cm" svg:x="22.002cm" svg:y="2.863cm">
          <draw:text-box>
            <text:p><text:span text:style-name="T3">Workflow models</text:span></text:p>
          </draw:text-box>
        </draw:frame>
        <draw:frame draw:style-name="gr4" draw:text-style-name="P2" draw:layer="layout" svg:width="2.835cm" svg:height="0.806cm" svg:x="21.5cm" svg:y="1.5cm">
          <draw:text-box>
            <text:p><text:span text:style-name="T1">Navigation</text:span></text:p>
          </draw:text-box>
        </draw:frame>
        <draw:frame draw:style-name="gr7" draw:text-style-name="P4" draw:layer="layout" svg:width="1.675cm" svg:height="0.719cm" svg:x="22.002cm" svg:y="3.5cm">
          <draw:text-box>
            <text:p><text:span text:style-name="T3">Userlist</text:span></text:p>
          </draw:text-box>
        </draw:frame>
        <draw:frame draw:style-name="gr7" draw:text-style-name="P4" draw:layer="layout" svg:width="2.868cm" svg:height="0.719cm" svg:x="22.002cm" svg:y="4.152cm">
          <draw:text-box>
            <text:p><text:span text:style-name="T3">Tenant settings</text:span></text:p>
          </draw:text-box>
        </draw:frame>
        <draw:frame draw:style-name="gr7" draw:text-style-name="P4" draw:layer="layout" svg:width="2.602cm" svg:height="0.719cm" svg:x="22.002cm" svg:y="4.869cm">
          <draw:text-box>
            <text:p><text:span text:style-name="T3">Switch tenant</text:span></text:p>
          </draw:text-box>
        </draw:frame>
        <draw:frame draw:style-name="gr7" draw:text-style-name="P4" draw:layer="layout" svg:width="2.373cm" svg:height="0.719cm" svg:x="22.002cm" svg:y="5.5cm">
          <draw:text-box>
            <text:p><text:span text:style-name="T3">Profile page</text:span></text:p>
          </draw:text-box>
        </draw:frame>
        <draw:frame draw:style-name="gr4" draw:layer="layout" svg:width="4.769cm" svg:height="0.963cm" svg:x="2.231cm" svg:y="4.037cm">
          <draw:text-box>
            <text:p>Tenant settings</text:p>
          </draw:text-box>
        </draw:frame>
        <draw:frame draw:style-name="gr6" draw:text-style-name="P3" draw:layer="layout" svg:width="2.661cm" svg:height="0.64cm" svg:x="2.5cm" svg:y="9.497cm">
          <draw:text-box>
            <text:p><text:span text:style-name="T2">Upload logo...</text:span></text:p>
          </draw:text-box>
        </draw:frame>
        <draw:rect draw:style-name="gr11" draw:text-style-name="P1" draw:layer="layout" svg:width="13.5cm" svg:height="2.5cm" svg:x="1.5cm" svg:y="1cm">
          <text:p text:style-name="P1">The company's logo</text:p>
        </draw:rect>
        <draw:frame draw:style-name="gr4" draw:text-style-name="P2" draw:layer="layout" svg:width="1.603cm" svg:height="0.806cm" svg:x="2.211cm" svg:y="4.997cm">
          <draw:text-box>
            <text:p><text:span text:style-name="T1">Logo</text:span></text:p>
          </draw:text-box>
        </draw:frame>
        <draw:frame draw:style-name="gr4" draw:text-style-name="P2" draw:layer="layout" svg:width="4.363cm" svg:height="0.806cm" svg:x="2.079cm" svg:y="11.35cm">
          <draw:text-box>
            <text:p><text:span text:style-name="T1">Background color</text:span></text:p>
          </draw:text-box>
        </draw:frame>
        <draw:frame draw:style-name="gr6" draw:text-style-name="P3" draw:layer="layout" svg:width="2.843cm" svg:height="0.64cm" svg:x="4.368cm" svg:y="13.016cm">
          <draw:text-box>
            <text:p><text:span text:style-name="T2">Choose color...</text:span></text:p>
          </draw:text-box>
        </draw:frame>
        <draw:rect draw:style-name="gr12" draw:text-style-name="P1" draw:layer="layout" svg:width="1.5cm" svg:height="1.5cm" svg:x="2.368cm" svg:y="12.656cm">
          <text:p/>
        </draw:rect>
        <draw:frame draw:style-name="gr4" draw:text-style-name="P2" draw:layer="layout" svg:width="3.533cm" svg:height="0.806cm" svg:x="2.05cm" svg:y="14.497cm">
          <draw:text-box>
            <text:p><text:span text:style-name="T1">Element color</text:span></text:p>
          </draw:text-box>
        </draw:frame>
        <draw:frame draw:style-name="gr6" draw:text-style-name="P3" draw:layer="layout" svg:width="2.843cm" svg:height="0.64cm" svg:x="4.339cm" svg:y="16.163cm">
          <draw:text-box>
            <text:p><text:span text:style-name="T2">Choose color...</text:span></text:p>
          </draw:text-box>
        </draw:frame>
        <draw:rect draw:style-name="gr9" draw:text-style-name="P1" draw:layer="layout" svg:width="1.5cm" svg:height="1.5cm" svg:x="2.339cm" svg:y="15.803cm">
          <text:p/>
        </draw:rect>
        <draw:frame draw:style-name="gr6" draw:text-style-name="P3" draw:layer="layout" svg:width="1.594cm" svg:height="0.64cm" svg:x="12.906cm" svg:y="17.86cm">
          <draw:text-box>
            <text:p><text:span text:style-name="T2">Cancel</text:span></text:p>
          </draw:text-box>
        </draw:frame>
        <draw:frame draw:style-name="gr6" draw:text-style-name="P3" draw:layer="layout" svg:width="1.742cm" svg:height="0.64cm" svg:x="8cm" svg:y="17.86cm">
          <draw:text-box>
            <text:p><text:span text:style-name="T2">Preview</text:span></text:p>
          </draw:text-box>
        </draw:frame>
        <draw:frame draw:style-name="gr6" draw:text-style-name="P3" draw:layer="layout" svg:width="2.725cm" svg:height="0.64cm" svg:x="10.001cm" svg:y="17.86cm">
          <draw:text-box>
            <text:p><text:span text:style-name="T2">Save changes</text:span></text:p>
          </draw:text-box>
        </draw:frame>
        <draw:line draw:style-name="gr1" draw:text-style-name="P1" draw:layer="layout" svg:x1="20.5cm" svg:y1="1cm" svg:x2="1cm" svg:y2="1cm">
          <text:p/>
        </draw:line>
        <draw:rect draw:style-name="gr11" draw:text-style-name="P1" draw:layer="layout" svg:width="13.5cm" svg:height="2.5cm" svg:x="2.5cm" svg:y="6cm">
          <text:p text:style-name="P1">The company's logo</text:p>
        </draw:rect>
        <draw:rect draw:style-name="gr12" draw:text-style-name="P1" draw:layer="layout" svg:width="5.5cm" svg:height="2.5cm" svg:x="15cm" svg:y="1cm">
          <text:p/>
        </draw:rect>
        <draw:rect draw:style-name="gr12" draw:text-style-name="P1" draw:layer="layout" svg:width="0.5cm" svg:height="2.5cm" svg:x="1cm" svg:y="1cm">
          <text:p/>
        </draw:rect>
        <draw:frame draw:style-name="gr4" draw:text-style-name="P4" draw:layer="layout" svg:width="1.573cm" svg:height="0.64cm" svg:x="22.001cm" svg:y="18.86cm">
          <draw:text-box>
            <text:p><text:span text:style-name="T3">Log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nas Schlaak</meta:initial-creator>
    <meta:creation-date>2008-12-31T10:12:24.04</meta:creation-date>
    <dc:date>2009-01-20T20:36:46.17</dc:date>
    <dc:creator>Jonas Schlaak</dc:creator>
    <meta:editing-duration>PT05H42M37S</meta:editing-duration>
    <meta:editing-cycles>35</meta:editing-cycles>
    <meta:generator>OpenOffice.org/3.0$Win32 OpenOffice.org_project/300m9$Build-9358</meta:generator>
    <meta:document-statistic meta:object-count="213"/>
    <meta:user-defined meta:name="Info 1"/>
    <meta:user-defined meta:name="Info 2"/>
    <meta:user-defined meta:name="Info 3"/>
    <meta:user-defined meta:name="Info 4"/>
  </office:meta>
</office:document-meta>
</file>